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Preformatted_20_Text">
      <style:paragraph-properties fo:margin-top="0in" fo:margin-bottom="0.196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ption Handling</text:p>
      <text:p text:style-name="Standard"/>
      <text:p text:style-name="Standard">to be reported:</text:p>
      <text:p text:style-name="Standard"/>
      <text:list xml:id="list631498322" text:style-name="L1">
        <text:list-item>
          <text:p text:style-name="P2">Severity</text:p>
        </text:list-item>
        <text:list-item>
          <text:p text:style-name="P2">What</text:p>
        </text:list-item>
      </text:list>
      <text:p text:style-name="Standard"/>
      <text:p text:style-name="Standard">Throw by value but catch by reference !</text:p>
      <text:p text:style-name="Standard">throw Error(sdsds)</text:p>
      <text:p text:style-name="Standard"/>
      <text:p text:style-name="Standard">rethrow an error by just issuing „throw „(without argument) in the catch handler</text:p>
      <text:p text:style-name="Standard"/>
      <text:p text:style-name="Standard">catch(Error&amp; e) { …</text:p>
      <text:p text:style-name="Standard"/>
      <text:p text:style-name="Standard"/>
      <text:p text:style-name="Standard">std::exception<text:tab/>The base class</text:p>
      <text:p text:style-name="Standard">std::bad_alloc</text:p>
      <text:p text:style-name="Standard">std::bad_cast</text:p>
      <text:p text:style-name="Standard">std::bad_exception<text:tab/> <text:s text:c="2"/>unhandled exceptions</text:p>
      <text:p text:style-name="Standard">std::out_of_range <text:s text:c="6"/>e.g. thrown by vector</text:p>
      <text:p text:style-name="Standard">std::overflow_error <text:s text:c="3"/>mathematical overflow</text:p>
      <text:p text:style-name="Standard">std::underflow_error <text:s text:c="3"/>mathematical underflow</text:p>
      <text:p text:style-name="Standard"/>
      <text:p text:style-name="Standard"/>
      <text:p text:style-name="Preformatted_20_Text">#include &lt;iostream&gt;</text:p>
      <text:p text:style-name="Preformatted_20_Text">#include &lt;exception&gt;</text:p>
      <text:p text:style-name="Preformatted_20_Text">using namespace std;</text:p>
      <text:p text:style-name="Preformatted_20_Text"/>
      <text:p text:style-name="Preformatted_20_Text">struct MyException : public exception</text:p>
      <text:p text:style-name="Preformatted_20_Text">{</text:p>
      <text:p text:style-name="Preformatted_20_Text"><text:s text:c="2"/>const char * what () const throw ()</text:p>
      <text:p text:style-name="Preformatted_20_Text"><text:s text:c="2"/>{</text:p>
      <text:p text:style-name="Preformatted_20_Text"><text:s text:c="4"/>return "C++ Exception";</text:p>
      <text:p text:style-name="Preformatted_20_Text"><text:s text:c="2"/>}</text:p>
      <text:p text:style-name="Preformatted_20_Text">};</text:p>
      <text:p text:style-name="Preformatted_20_Text"><text:s/></text:p>
      <text:p text:style-name="Preformatted_20_Text">int main()</text:p>
      <text:p text:style-name="Preformatted_20_Text">{</text:p>
      <text:p text:style-name="Preformatted_20_Text"><text:s text:c="2"/>try</text:p>
      <text:p text:style-name="Preformatted_20_Text"><text:s text:c="2"/>{</text:p>
      <text:p text:style-name="Preformatted_20_Text"><text:s text:c="4"/>throw MyException();</text:p>
      <text:p text:style-name="Preformatted_20_Text"><text:s text:c="2"/>}</text:p>
      <text:p text:style-name="Preformatted_20_Text"><text:s text:c="2"/>catch(MyException&amp; e)</text:p>
      <text:p text:style-name="Preformatted_20_Text"><text:s text:c="2"/>{</text:p>
      <text:p text:style-name="Preformatted_20_Text"><text:s text:c="4"/>std::cout &lt;&lt; "MyException caught" &lt;&lt; std::endl;</text:p>
      <text:p text:style-name="Preformatted_20_Text"><text:s text:c="4"/>std::cout &lt;&lt; e.what() &lt;&lt; std::endl;</text:p>
      <text:p text:style-name="Preformatted_20_Text"><text:s text:c="2"/>}</text:p>
      <text:p text:style-name="Preformatted_20_Text"><text:s text:c="2"/>catch(std::exception&amp; e)</text:p>
      <text:p text:style-name="Preformatted_20_Text"><text:s text:c="2"/>{</text:p>
      <text:p text:style-name="Preformatted_20_Text"><text:s text:c="4"/>//Other errors</text:p>
      <text:p text:style-name="Preformatted_20_Text"><text:s text:c="2"/>}</text:p>
      <text:p text:style-name="P3">}</text:p>
      <text:p text:style-name="Standard"/>
      <text:p text:style-name="Standard"/>
      <text:p text:style-name="Standard"/>
      <text:p text:style-name="Standard"><text:soft-page-break/></text:p>
      <text:p text:style-name="Standard">http://www.tutorialspoint.com/cplusplus/cpp_exceptions_handling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Ubuntu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Ubuntu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Ubuntu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Haist</meta:initial-creator>
    <meta:creation-date>2016-07-14T19:26:59</meta:creation-date>
    <dc:date>2016-07-14T20:02:53</dc:date>
    <dc:creator>Tobias Haist</dc:creator>
    <meta:editing-duration>PT5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43" meta:word-count="114" meta:character-count="889" meta:non-whitespace-character-count="759"/>
  </office:meta>
</office:document-meta>
</file>